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1.649cm" style:rel-width="64%" table:align="center" style:writing-mode="lr-tb"/>
    </style:style>
    <style:style style:name="Tableau2.A" style:family="table-column">
      <style:table-column-properties style:column-width="3.96cm" style:rel-column-width="2159*"/>
    </style:style>
    <style:style style:name="Tableau2.B" style:family="table-column">
      <style:table-column-properties style:column-width="3.844cm" style:rel-column-width="209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-left="none" fo:border-right="none" fo:border-top="0.05pt solid #000000" fo:border-bottom="0.05pt solid #000000"/>
    </style:style>
    <style:style style:name="Tableau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none" fo:border-right="none" fo:border-top="none" fo:border-bottom="0.05pt solid #000000"/>
    </style:style>
    <style:style style:name="Tableau2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ab073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0ab073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4pt" fo:font-style="italic" style:font-size-asian="14pt" style:font-style-asian="italic" style:font-name-complex="Arial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" fo:font-size="9.5pt" fo:font-style="italic" officeooo:rsid="000e8e99" officeooo:paragraph-rsid="000e8e99" style:font-size-asian="9.5pt" style:font-style-asian="italic" style:font-name-complex="Arial" style:font-size-complex="9.5pt" style:font-style-complex="italic"/>
    </style:style>
    <style:style style:name="P8" style:family="paragraph" style:parent-style-name="Header">
      <style:paragraph-properties fo:margin-left="1.251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9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9.5pt" fo:font-style="italic" fo:font-weight="normal" fo:background-color="transparent" style:font-size-asian="9.5pt" style:font-style-asian="italic" style:font-weight-asian="normal" style:font-name-complex="Arial" style:font-size-complex="9.5pt" style:font-style-complex="italic" style:font-weight-complex="normal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9.5pt" fo:font-style="italic" style:font-size-asian="9.5pt" style:font-style-asian="italic" style:font-name-complex="Arial" style:font-size-complex="9.5pt" style:font-style-complex="italic"/>
    </style:style>
    <style:style style:name="T1" style:family="text">
      <style:text-properties style:font-name="Verdana"/>
    </style:style>
    <style:style style:name="T2" style:family="text">
      <style:text-properties style:font-name="Verdana" officeooo:rsid="000bf3ed"/>
    </style:style>
    <style:style style:name="T3" style:family="text">
      <style:text-properties style:font-name="Verdana" officeooo:rsid="000c5e3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e8e99" style:font-weight-asian="bold" style:font-weight-complex="bold"/>
    </style:style>
    <style:style style:name="T6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7" style:family="text">
      <style:text-properties officeooo:rsid="000e8e99"/>
    </style:style>
    <style:style style:name="T8" style:family="text">
      <style:text-properties officeooo:rsid="0010e6b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ésultat de l'audit <text:span text:style-name="T4">{NomFormulaire}</text:span> pour <text:span text:style-name="T4">{NomDu</text:span><text:span text:style-name="T5">PostParent</text:span><text:span text:style-name="T4">}</text:span></text:p>
      <text:p text:style-name="P4"/>
      <text:p text:style-name="P4">Débuté le {DateDebutAudit} à {HeureDebutAudit} par <text:span text:style-name="T4">{NomAuditeurDebut}</text:span></text:p>
      <text:p text:style-name="P4">Clôturé le {DateFinAudit} à {HeureFinAudit} par <text:span text:style-name="T4">{NomAuditeurFin}</text:span></text:p>
      <text:p text:style-name="P4"/>
      <text:p text:style-name="P4"/>
      <text:p text:style-name="P3">1- Définition de l'audit</text:p>
      <text:p text:style-name="P7">Nombre de sections audités : {NombreTask}</text:p>
      <text:p text:style-name="P6">Nombre de questions : {Nombre<text:span text:style-name="T7">Point</text:span>}</text:p>
      <text:p text:style-name="P6">Nombre de réponses : {NombreReponse} ({PourcentageReponse}%)</text:p>
      <text:p text:style-name="P6"/>
      <text:p text:style-name="P6"/>
      <text:p text:style-name="P6">Répartition des réponses :</text:p>
      <table:table table:name="Tableau2" table:style-name="Tableau2">
        <table:table-column table:style-name="Tableau2.A"/>
        <table:table-column table:style-name="Tableau2.B" table:number-columns-repeated="2"/>
        <table:table-row>
          <table:table-cell table:style-name="Tableau2.A1" office:value-type="string">
            <text:p text:style-name="P5">Non répondues</text:p>
          </table:table-cell>
          <table:table-cell table:style-name="Tableau2.B1" office:value-type="string">
            <text:p text:style-name="P5">En cours</text:p>
          </table:table-cell>
          <table:table-cell table:style-name="Tableau2.C1" office:value-type="string">
            <text:p text:style-name="P5">Répondues</text:p>
          </table:table-cell>
        </table:table-row>
        <table:table-row>
          <table:table-cell table:style-name="Tableau2.A2" office:value-type="string">
            <text:p text:style-name="P5">{NombreQuestionsNonRepondues}</text:p>
          </table:table-cell>
          <table:table-cell table:style-name="Tableau2.B2" office:value-type="string">
            <text:p text:style-name="P5">{NombreQuestionsEnCours}</text:p>
          </table:table-cell>
          <table:table-cell table:style-name="Tableau2.C2" office:value-type="string">
            <text:p text:style-name="P5">{NombreQuestionsRepondues}</text:p>
          </table:table-cell>
        </table:table-row>
      </table:table>
      <text:p text:style-name="P11"/>
      <text:p text:style-name="P3">2- <text:span text:style-name="T8">Détail</text:span> de l'audit</text:p>
      <text:p text:style-name="P9">[!-- BEGIN main_questions --]</text:p>
      <text:p text:style-name="P8">{NumeroQuestion}. <text:span text:style-name="T6">{IntituleQuestion}</text:span>{Reponse}{CommentaireReponse}</text:p>
      <text:p text:style-name="P9">[!-- END main_question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 style:font-size-complex="14pt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Title" style:family="paragraph" style:parent-style-name="Standard" style:next-style-name="Subtitle" style:class="chapter">
      <style:text-properties style:font-name="Arial" fo:font-family="Arial" style:font-family-generic="swiss" style:font-pitch="variable" fo:font-size="16pt" style:text-underline-style="solid" style:text-underline-width="auto" style:text-underline-color="font-color" fo:font-weight="bold" style:font-size-asian="16pt" style:font-weight-asian="bold" style:font-name-complex="Arial" style:font-family-complex="Arial" style:font-family-generic-complex="swiss" style:font-pitch-complex="variable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mmentaire" style:family="paragraph" style:parent-style-name="Standard">
      <style:text-properties style:font-name="Arial" fo:font-family="Arial" style:font-family-generic="swiss" style:font-pitch="variable"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1z1" style:family="text">
      <style:text-properties style:font-name="Courier New" fo:font-family="'Courier New'" style:font-family-generic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6.308cm" fo:text-indent="-0.635cm" fo:margin-left="6.308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10.118cm" fo:text-indent="-0.635cm" fo:margin-left="10.118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3.928cm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" fo:font-size="10pt" officeooo:rsid="000e43f8" officeooo:paragraph-rsid="000ab073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18.02cm" style:type="right"/>
        </style:tab-stops>
      </style:paragraph-properties>
      <style:text-properties style:font-name="Arial" fo:font-size="10pt" fo:font-weight="normal" officeooo:paragraph-rsid="000ab073" style:font-size-asian="10pt" style:font-weight-asian="normal" style:font-size-complex="10pt" style:font-weight-complex="normal"/>
    </style:style>
    <style:style style:name="MT1" style:family="text"/>
    <style:style style:name="MT2" style:family="text">
      <style:text-properties style:font-name="Verdana"/>
    </style:style>
    <style:style style:name="MT3" style:family="text">
      <style:text-properties style:font-name="Verdana" officeooo:rsid="000bf3ed"/>
    </style:style>
    <style:style style:name="MT4" style:family="text">
      <style:text-properties style:font-name="Verdana" officeooo:rsid="000c5e3b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.967cm" fo:margin-left="1.358cm" fo:margin-right="1.43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84cm" fo:margin-left="0cm" fo:margin-right="0cm" fo:margin-bottom="0.586cm" style:dynamic-spacing="true"/>
      </style:header-style>
      <style:footer-style>
        <style:header-footer-properties svg:height="0.9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933cm" fo:margin-bottom="1.586cm" fo:margin-left="2.499cm" fo:margin-right="0.99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16.111cm" svg:y="0.03cm" svg:width="2.117cm" svg:height="0.397cm" draw:z-index="0"><draw:image xlink:href="Pictures/10000000000000500000000F88A725AFCA06D7CA.png" xlink:type="simple" xlink:show="embed" xlink:actuate="onLoad" loext:mime-type="image/png"/></draw:frame>Document généré avec <text:a xlink:type="simple" xlink:href="http://taskmanager.fr/" text:style-name="Internet_20_link" text:visited-style-name="Visited_20_Internet_20_Link">taskmanager.fr</text:a></text:p>
      </style:header>
      <style:footer>
        <text:p text:style-name="MP2"><text:span text:style-name="MT2"><text:file-name text:display="name-and-extension">audit-report-detail.odt</text:file-name></text:span><text:span text:style-name="MT2"><text:s/><text:tab/>Version </text:span><text:span text:style-name="MT3">- 1.0.</text:span><text:span text:style-name="MT4">0</text:span><text:span text:style-name="MT3">-201</text:span><text:span text:style-name="MT4">90315</text:span><text:span text:style-name="MT2"> - Page :</text:span><text:span text:style-name="MT2"><text:page-number text:select-page="current">1</text:page-number></text:span><text:span text:style-name="MT2">/</text:span><text:span text:style-name="MT2"><text:page-count>1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escription>document eoxia</dc:description>
    <meta:initial-creator>Cédric Reynaud</meta:initial-creator>
    <meta:creation-date>2009-04-16T09:36:00</meta:creation-date>
    <dc:date>2019-03-15T21:56:15.218000000</dc:date>
    <meta:print-date>2009-04-16T09:58:00</meta:print-date>
    <meta:editing-cycles>59</meta:editing-cycles>
    <meta:editing-duration>PT2H25M45S</meta:editing-duration>
    <meta:generator>LibreOffice/6.1.5.2$Windows_X86_64 LibreOffice_project/90f8dcf33c87b3705e78202e3df5142b201bd805</meta:generator>
    <meta:document-statistic meta:table-count="1" meta:image-count="1" meta:object-count="0" meta:page-count="1" meta:paragraph-count="20" meta:word-count="80" meta:character-count="723" meta:non-whitespace-character-count="664"/>
    <meta:user-defined meta:name="Date">01/06/200</meta:user-defined>
    <meta:user-defined meta:name="Destination">M</meta:user-defined>
    <meta:user-defined meta:name="Emetteur">Laurent Magnin</meta:user-defined>
    <meta:user-defined meta:name="N° de Fax">04 67 </meta:user-defined>
    <meta:user-defined meta:name="N° de téléphone" meta:value-type="string">04 67 45 26 46.06 77 15 96 26</meta:user-defined>
    <meta:user-defined meta:name="N° du document" meta:value-type="string">LM01062002_001</meta:user-defined>
    <meta:user-defined meta:name="Objet" meta:value-type="string">Récu</meta:user-defined>
    <meta:user-defined meta:name="Service " meta:value-type="string">Services généraux</meta:user-defined>
  </office:meta>
</office:document-meta>
</file>